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006600" style:text-align-source="fix" style:repeat-content="false" fo:border="0.99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cc0000" style:text-align-source="fix" style:repeat-content="false" fo:border="0.99pt solid #000000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ce9" style:family="table-cell" style:parent-style-name="Default">
      <style:table-cell-properties fo:border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as OpenMP" table:style-name="ta1">
        <table:shapes>
          <draw:frame draw:z-index="0" draw:style-name="gr1" draw:text-style-name="P1" svg:width="319.46pt" svg:height="176.97pt" svg:x="62.36pt" svg:y="77.98pt">
            <loext:p draw:notify-on-update-of-ranges="'Tablas OpenMP'.C2:'Tablas OpenMP'.C2 'Tablas OpenMP'.C3:'Tablas OpenMP'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19.44pt" svg:height="188.11pt" svg:x="64.01pt" svg:y="256.56pt">
            <loext:p draw:notify-on-update-of-ranges="'Tablas OpenMP'.D2:'Tablas OpenMP'.D2 'Tablas OpenMP'.D3:'Tablas OpenMP'.D6 'Tablas OpenMP'.F2:'Tablas OpenMP'.F2 'Tablas OpenMP'.F3:'Tablas OpenMP'.F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19.44pt" svg:height="176.37pt" svg:x="63.44pt" svg:y="445.21pt">
            <loext:p draw:notify-on-update-of-ranges="'Tablas OpenMP'.E2:'Tablas OpenMP'.E2 'Tablas OpenMP'.E3:'Tablas OpenMP'.E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20pt" svg:height="177.56pt" svg:x="510.89pt" svg:y="77.36pt">
            <loext:p draw:notify-on-update-of-ranges="'Tablas OpenMP'.J1:'Tablas OpenMP'.J2 'Tablas OpenMP'.J3:'Tablas OpenMP'.J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319.44pt" svg:height="191.08pt" svg:x="511.46pt" svg:y="255.49pt">
            <loext:p draw:notify-on-update-of-ranges="'Tablas OpenMP'.K2:'Tablas OpenMP'.K2 'Tablas OpenMP'.K3:'Tablas OpenMP'.K6 'Tablas OpenMP'.M2:'Tablas OpenMP'.M2 'Tablas OpenMP'.M3:'Tablas OpenMP'.M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318.95pt" svg:height="177.56pt" svg:x="511.4pt" svg:y="448.02pt">
            <loext:p draw:notify-on-update-of-ranges="'Tablas OpenMP'.L2:'Tablas OpenMP'.L2 'Tablas OpenMP'.L3:'Tablas OpenMP'.L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320.03pt" svg:height="176.85pt" svg:x="958.88pt" svg:y="78.49pt">
            <loext:p draw:notify-on-update-of-ranges="'Tablas OpenMP'.Q2:'Tablas OpenMP'.Q2 'Tablas OpenMP'.Q3:'Tablas OpenMP'.Q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318.33pt" svg:height="190.4pt" svg:x="960.01pt" svg:y="255.97pt">
            <loext:p draw:notify-on-update-of-ranges="'Tablas OpenMP'.R2:'Tablas OpenMP'.R2 'Tablas OpenMP'.R3:'Tablas OpenMP'.R6 'Tablas OpenMP'.T2:'Tablas OpenMP'.T2 'Tablas OpenMP'.T3:'Tablas OpenMP'.T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319.38pt" svg:height="177.85pt" svg:x="959.5pt" svg:y="448.07pt">
            <loext:p draw:notify-on-update-of-ranges="'Tablas OpenMP'.S2:'Tablas OpenMP'.S2 'Tablas OpenMP'.S3:'Tablas OpenMP'.S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318.9pt" svg:height="176.94pt" svg:x="1408pt" svg:y="77.39pt">
            <loext:p draw:notify-on-update-of-ranges="'Tablas OpenMP'.X2:'Tablas OpenMP'.X2 'Tablas OpenMP'.X3:'Tablas OpenMP'.X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334.2pt" svg:height="190.86pt" svg:x="1399.72pt" svg:y="254.32pt">
            <loext:p draw:notify-on-update-of-ranges="'Tablas OpenMP'.Y2:'Tablas OpenMP'.Y2 'Tablas OpenMP'.Y3:'Tablas OpenMP'.Y6 'Tablas OpenMP'.AA2:'Tablas OpenMP'.AA2 'Tablas OpenMP'.AA3:'Tablas OpenMP'.AA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320.51pt" svg:height="178.64pt" svg:x="1407.49pt" svg:y="446.8pt">
            <loext:p draw:notify-on-update-of-ranges="'Tablas OpenMP'.Z2:'Tablas OpenMP'.Z2 'Tablas OpenMP'.Z3:'Tablas OpenMP'.Z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319.41pt" svg:height="176.97pt" svg:x="1856.04pt" svg:y="77.92pt">
            <loext:p draw:notify-on-update-of-ranges="'Tablas OpenMP'.AE2:'Tablas OpenMP'.AE2 'Tablas OpenMP'.AE3:'Tablas OpenMP'.AE6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323.43pt" svg:height="191.45pt" svg:x="1853.23pt" svg:y="254.86pt">
            <loext:p draw:notify-on-update-of-ranges="'Tablas OpenMP'.AF2:'Tablas OpenMP'.AF2 'Tablas OpenMP'.AF3:'Tablas OpenMP'.AF6 'Tablas OpenMP'.AH2:'Tablas OpenMP'.AH2 'Tablas OpenMP'.AH3:'Tablas OpenMP'.AH6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320.03pt" svg:height="177.14pt" svg:x="1854.88pt" svg:y="447.42pt">
            <loext:p draw:notify-on-update-of-ranges="'Tablas OpenMP'.AG2:'Tablas OpenMP'.AG2 'Tablas OpenMP'.AG3:'Tablas OpenMP'.AG6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column table:style-name="co1" table:number-columns-repeated="29" table:default-cell-style-name="ce1"/>
        <table:table-row table:style-name="ro1">
          <table:table-cell/>
          <table:table-cell table:style-name="ce4" office:value-type="string" calcext:value-type="string" table:number-columns-spanned="5" table:number-rows-spanned="1">
            <text:p>Suma (n=100000000)</text:p>
          </table:table-cell>
          <table:covered-table-cell table:number-columns-repeated="4" table:style-name="ce1"/>
          <table:table-cell table:number-columns-repeated="2"/>
          <table:table-cell table:style-name="ce4" office:value-type="string" calcext:value-type="string" table:number-columns-spanned="5" table:number-rows-spanned="1">
            <text:p>Multiplicacion (n=100000000)</text:p>
          </table:table-cell>
          <table:covered-table-cell table:number-columns-repeated="4" table:style-name="ce1"/>
          <table:table-cell table:number-columns-repeated="2"/>
          <table:table-cell table:style-name="ce4" office:value-type="string" calcext:value-type="string" table:number-columns-spanned="5" table:number-rows-spanned="1">
            <text:p>Producto punto (n=100000000)</text:p>
          </table:table-cell>
          <table:covered-table-cell table:number-columns-repeated="4" table:style-name="ce8"/>
          <table:table-cell table:number-columns-repeated="2"/>
          <table:table-cell table:style-name="ce4" office:value-type="string" calcext:value-type="string" table:number-columns-spanned="5" table:number-rows-spanned="1">
            <text:p>Producto Mat-Vector (n=1000)</text:p>
          </table:table-cell>
          <table:covered-table-cell table:number-columns-repeated="4" table:style-name="ce8"/>
          <table:table-cell table:number-columns-repeated="2"/>
          <table:table-cell table:style-name="ce4" office:value-type="string" calcext:value-type="string" table:number-columns-spanned="5" table:number-rows-spanned="1">
            <text:p>Producto Matricial (n=1000)</text:p>
          </table:table-cell>
          <table:covered-table-cell table:number-columns-repeated="3" table:style-name="ce8"/>
          <table:covered-table-cell table:style-name="ce9"/>
          <table:table-cell table:number-columns-repeated="29"/>
        </table:table-row>
        <table:table-row table:style-name="ro1">
          <table:table-cell/>
          <table:table-cell table:style-name="ce5" office:value-type="string" calcext:value-type="string">
            <text:p>Threads</text:p>
          </table:table-cell>
          <table:table-cell table:style-name="ce5" office:value-type="string" calcext:value-type="string">
            <text:p>Tiempo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Eficiencia</text:p>
          </table:table-cell>
          <table:table-cell table:style-name="ce5" office:value-type="string" calcext:value-type="string">
            <text:p>S-U esp.</text:p>
          </table:table-cell>
          <table:table-cell table:number-columns-repeated="2"/>
          <table:table-cell table:style-name="ce5" office:value-type="string" calcext:value-type="string">
            <text:p>Threads</text:p>
          </table:table-cell>
          <table:table-cell table:style-name="ce5" office:value-type="string" calcext:value-type="string">
            <text:p>Tiempo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Eficiencia</text:p>
          </table:table-cell>
          <table:table-cell table:style-name="ce5" office:value-type="string" calcext:value-type="string">
            <text:p>S-U esp.</text:p>
          </table:table-cell>
          <table:table-cell table:number-columns-repeated="2"/>
          <table:table-cell table:style-name="ce5" office:value-type="string" calcext:value-type="string">
            <text:p>Threads</text:p>
          </table:table-cell>
          <table:table-cell table:style-name="ce5" office:value-type="string" calcext:value-type="string">
            <text:p>Tiempo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Eficiencia</text:p>
          </table:table-cell>
          <table:table-cell table:style-name="ce5" office:value-type="string" calcext:value-type="string">
            <text:p>S-U esp.</text:p>
          </table:table-cell>
          <table:table-cell table:number-columns-repeated="2"/>
          <table:table-cell table:style-name="ce5" office:value-type="string" calcext:value-type="string">
            <text:p>Threads</text:p>
          </table:table-cell>
          <table:table-cell table:style-name="ce5" office:value-type="string" calcext:value-type="string">
            <text:p>Tiempo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Eficiencia</text:p>
          </table:table-cell>
          <table:table-cell table:style-name="ce5" office:value-type="string" calcext:value-type="string">
            <text:p>S-U esp.</text:p>
          </table:table-cell>
          <table:table-cell table:number-columns-repeated="2"/>
          <table:table-cell table:style-name="ce5" office:value-type="string" calcext:value-type="string">
            <text:p>Threads</text:p>
          </table:table-cell>
          <table:table-cell table:style-name="ce5" office:value-type="string" calcext:value-type="string">
            <text:p>Tiempo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Eficiencia</text:p>
          </table:table-cell>
          <table:table-cell table:style-name="ce5" office:value-type="string" calcext:value-type="string">
            <text:p>S-U esp.</text:p>
          </table:table-cell>
          <table:table-cell table:number-columns-repeated="2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330.189" calcext:value-type="float">
            <text:p>330.189</text:p>
          </table:table-cell>
          <table:table-cell table:style-name="ce6" table:formula="of:=[.C3]/[.C3]" office:value-type="float" office:value="1" calcext:value-type="float">
            <text:p>1</text:p>
          </table:table-cell>
          <table:table-cell table:style-name="ce6" table:formula="of:=[.C3]/[.B3]/[.C3]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85.761" calcext:value-type="float">
            <text:p>285.761</text:p>
          </table:table-cell>
          <table:table-cell table:style-name="ce7" table:formula="of:=[.J3]/[.J3]" office:value-type="float" office:value="1" calcext:value-type="float">
            <text:p>1</text:p>
          </table:table-cell>
          <table:table-cell table:style-name="ce7" table:formula="of:=[.J3]/[.I3]/[.J3]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300.064" calcext:value-type="float">
            <text:p>300.064</text:p>
          </table:table-cell>
          <table:table-cell table:style-name="ce7" table:formula="of:=[.Q3]/[.Q3]" office:value-type="float" office:value="1" calcext:value-type="float">
            <text:p>1</text:p>
          </table:table-cell>
          <table:table-cell table:style-name="ce7" table:formula="of:=[.Q3]/[.P3]/[.Q3]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4.133" calcext:value-type="float">
            <text:p>4.133</text:p>
          </table:table-cell>
          <table:table-cell table:style-name="ce7" table:formula="of:=[.X3]/[.X3]" office:value-type="float" office:value="1" calcext:value-type="float">
            <text:p>1</text:p>
          </table:table-cell>
          <table:table-cell table:style-name="ce7" table:formula="of:=[.X3]/[.W3]/[.X3]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4721.256" calcext:value-type="float">
            <text:p>4721.256</text:p>
          </table:table-cell>
          <table:table-cell table:style-name="ce7" table:formula="of:=[.AE3]/[.AE3]" office:value-type="float" office:value="1" calcext:value-type="float">
            <text:p>1</text:p>
          </table:table-cell>
          <table:table-cell table:style-name="ce7" table:formula="of:=[.AE3]/[.AD3]/[.AE3]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206.808" calcext:value-type="float">
            <text:p>206.808</text:p>
          </table:table-cell>
          <table:table-cell table:style-name="ce6" table:formula="of:=[.C3]/[.C4]" office:value-type="float" office:value="1.596596843449" calcext:value-type="float">
            <text:p>1.596596843449</text:p>
          </table:table-cell>
          <table:table-cell table:style-name="ce6" table:formula="of:=[.C3]/[.B4]/[.C4]" office:value-type="float" office:value="0.798298421724498" calcext:value-type="float">
            <text:p>0.79829842172449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186.412" calcext:value-type="float">
            <text:p>186.412</text:p>
          </table:table-cell>
          <table:table-cell table:style-name="ce7" table:formula="of:=[.J3]/[.J4]" office:value-type="float" office:value="1.53295388708881" calcext:value-type="float">
            <text:p>1.53295388708881</text:p>
          </table:table-cell>
          <table:table-cell table:style-name="ce7" table:formula="of:=[.J3]/[.I4]/[.J4]" office:value-type="float" office:value="0.766476943544407" calcext:value-type="float">
            <text:p>0.76647694354440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154.519" calcext:value-type="float">
            <text:p>154.519</text:p>
          </table:table-cell>
          <table:table-cell table:style-name="ce7" table:formula="of:=[.Q3]/[.Q4]" office:value-type="float" office:value="1.94192299976055" calcext:value-type="float">
            <text:p>1.94192299976055</text:p>
          </table:table-cell>
          <table:table-cell table:style-name="ce7" table:formula="of:=[.Q3]/[.P4]/[.Q4]" office:value-type="float" office:value="0.970961499880274" calcext:value-type="float">
            <text:p>0.97096149988027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2.154" calcext:value-type="float">
            <text:p>2.154</text:p>
          </table:table-cell>
          <table:table-cell table:style-name="ce7" table:formula="of:=[.X3]/[.X4]" office:value-type="float" office:value="1.91875580315692" calcext:value-type="float">
            <text:p>1.91875580315692</text:p>
          </table:table-cell>
          <table:table-cell table:style-name="ce7" table:formula="of:=[.X3]/[.W4]/[.X4]" office:value-type="float" office:value="0.959377901578459" calcext:value-type="float">
            <text:p>0.959377901578459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2418.018" calcext:value-type="float">
            <text:p>2418.018</text:p>
          </table:table-cell>
          <table:table-cell table:style-name="ce7" table:formula="of:=[.AE3]/[.AE4]" office:value-type="float" office:value="1.95253137073421" calcext:value-type="float">
            <text:p>1.95253137073421</text:p>
          </table:table-cell>
          <table:table-cell table:style-name="ce7" table:formula="of:=[.AE3]/[.AD4]/[.AE4]" office:value-type="float" office:value="0.976265685367106" calcext:value-type="float">
            <text:p>0.97626568536710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184.969" calcext:value-type="float">
            <text:p>184.969</text:p>
          </table:table-cell>
          <table:table-cell table:style-name="ce6" table:formula="of:=[.C3]/[.C5]" office:value-type="float" office:value="1.78510453102952" calcext:value-type="float">
            <text:p>1.78510453102952</text:p>
          </table:table-cell>
          <table:table-cell table:style-name="ce6" table:formula="of:=[.C3]/[.B5]/[.C5]" office:value-type="float" office:value="0.595034843676508" calcext:value-type="float">
            <text:p>0.59503484367650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182.177" calcext:value-type="float">
            <text:p>182.177</text:p>
          </table:table-cell>
          <table:table-cell table:style-name="ce7" table:formula="of:=[.J3]/[.J5]" office:value-type="float" office:value="1.56858988785632" calcext:value-type="float">
            <text:p>1.56858988785632</text:p>
          </table:table-cell>
          <table:table-cell table:style-name="ce7" table:formula="of:=[.J3]/[.I5]/[.J5]" office:value-type="float" office:value="0.522863295952105" calcext:value-type="float">
            <text:p>0.52286329595210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133.897" calcext:value-type="float">
            <text:p>133.897</text:p>
          </table:table-cell>
          <table:table-cell table:style-name="ce7" table:formula="of:=[.Q3]/[.Q5]" office:value-type="float" office:value="2.24100614651561" calcext:value-type="float">
            <text:p>2.24100614651561</text:p>
          </table:table-cell>
          <table:table-cell table:style-name="ce7" table:formula="of:=[.Q3]/[.P5]/[.Q5]" office:value-type="float" office:value="0.747002048838535" calcext:value-type="float">
            <text:p>0.74700204883853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1.787" calcext:value-type="float">
            <text:p>1.787</text:p>
          </table:table-cell>
          <table:table-cell table:style-name="ce7" table:formula="of:=[.X3]/[.X5]" office:value-type="float" office:value="2.31281477336318" calcext:value-type="float">
            <text:p>2.31281477336318</text:p>
          </table:table-cell>
          <table:table-cell table:style-name="ce7" table:formula="of:=[.X3]/[.W5]/[.X5]" office:value-type="float" office:value="0.770938257787726" calcext:value-type="float">
            <text:p>0.77093825778772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2045.771" calcext:value-type="float">
            <text:p>2045.771</text:p>
          </table:table-cell>
          <table:table-cell table:style-name="ce7" table:formula="of:=[.AE3]/[.AE5]" office:value-type="float" office:value="2.30781255575526" calcext:value-type="float">
            <text:p>2.30781255575526</text:p>
          </table:table-cell>
          <table:table-cell table:style-name="ce7" table:formula="of:=[.AE3]/[.AD5]/[.AE5]" office:value-type="float" office:value="0.769270851918421" calcext:value-type="float">
            <text:p>0.76927085191842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178.097" calcext:value-type="float">
            <text:p>178.097</text:p>
          </table:table-cell>
          <table:table-cell table:style-name="ce6" table:formula="of:=[.C3]/[.C6]" office:value-type="float" office:value="1.85398406486353" calcext:value-type="float">
            <text:p>1.85398406486353</text:p>
          </table:table-cell>
          <table:table-cell table:style-name="ce6" table:formula="of:=[.C3]/[.B6]/[.C6]" office:value-type="float" office:value="0.463496016215882" calcext:value-type="float">
            <text:p>0.46349601621588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float" office:value="177.45" calcext:value-type="float">
            <text:p>177.45</text:p>
          </table:table-cell>
          <table:table-cell table:style-name="ce7" table:formula="of:=[.J3]/[.J6]" office:value-type="float" office:value="1.61037475345168" calcext:value-type="float">
            <text:p>1.61037475345168</text:p>
          </table:table-cell>
          <table:table-cell table:style-name="ce7" table:formula="of:=[.J3]/[.I6]/[.J6]" office:value-type="float" office:value="0.402593688362919" calcext:value-type="float">
            <text:p>0.402593688362919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float" office:value="122.326" calcext:value-type="float">
            <text:p>122.326</text:p>
          </table:table-cell>
          <table:table-cell table:style-name="ce7" table:formula="of:=[.Q3]/[.Q6]" office:value-type="float" office:value="2.45298628255645" calcext:value-type="float">
            <text:p>2.45298628255645</text:p>
          </table:table-cell>
          <table:table-cell table:style-name="ce7" table:formula="of:=[.Q3]/[.P6]/[.Q6]" office:value-type="float" office:value="0.613246570639112" calcext:value-type="float">
            <text:p>0.61324657063911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float" office:value="1.349" calcext:value-type="float">
            <text:p>1.349</text:p>
          </table:table-cell>
          <table:table-cell table:style-name="ce7" table:formula="of:=[.X3]/[.X6]" office:value-type="float" office:value="3.06375092661231" calcext:value-type="float">
            <text:p>3.06375092661231</text:p>
          </table:table-cell>
          <table:table-cell table:style-name="ce7" table:formula="of:=[.X3]/[.W6]/[.X6]" office:value-type="float" office:value="0.765937731653076" calcext:value-type="float">
            <text:p>0.76593773165307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float" office:value="1739.507" calcext:value-type="float">
            <text:p>1739.507</text:p>
          </table:table-cell>
          <table:table-cell table:style-name="ce7" table:formula="of:=[.AE3]/[.AE6]" office:value-type="float" office:value="2.71413452202262" calcext:value-type="float">
            <text:p>2.71413452202262</text:p>
          </table:table-cell>
          <table:table-cell table:style-name="ce7" table:formula="of:=[.AE3]/[.AD6]/[.AE6]" office:value-type="float" office:value="0.678533630505655" calcext:value-type="float">
            <text:p>0.67853363050565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9"/>
        </table:table-row>
        <table:table-row table:style-name="ro1" table:number-rows-repeated="3">
          <table:table-cell table:style-name="ce1" table:number-columns-repeated="13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29"/>
        </table:table-row>
        <table:table-row table:style-name="ro1" table:number-rows-repeated="14">
          <table:table-cell table:number-columns-repeated="5"/>
          <table:table-cell table:style-name="ce1" table:number-columns-repeated="8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29"/>
        </table:table-row>
        <table:table-row table:style-name="ro1" table:number-rows-repeated="6">
          <table:table-cell table:number-columns-repeated="9"/>
          <table:table-cell table:style-name="ce1" table:number-columns-repeated="4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29"/>
        </table:table-row>
        <table:table-row table:style-name="ro1" table:number-rows-repeated="3">
          <table:table-cell table:number-columns-repeated="5"/>
          <table:table-cell table:style-name="ce1" table:number-columns-repeated="8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29"/>
        </table:table-row>
        <table:table-row table:style-name="ro1">
          <table:table-cell table:number-columns-repeated="10"/>
          <table:table-cell table:style-name="ce1" table:number-columns-repeated="3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29"/>
        </table:table-row>
        <table:table-row table:style-name="ro1" table:number-rows-repeated="3">
          <table:table-cell table:style-name="ce1" table:number-columns-repeated="5"/>
          <table:table-cell table:number-columns-repeated="5"/>
          <table:table-cell table:style-name="ce1" table:number-columns-repeated="3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5"/>
          <table:table-cell table:number-columns-repeated="29"/>
        </table:table-row>
        <table:table-row table:style-name="ro1" table:number-rows-repeated="2"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9"/>
        </table:table-row>
        <table:table-row table:style-name="ro1">
          <table:table-cell table:number-columns-repeated="5"/>
          <table:table-cell table:style-name="ce1"/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9"/>
        </table:table-row>
        <table:table-row table:style-name="ro1" table:number-rows-repeated="19"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9"/>
        </table:table-row>
        <table:table-row table:style-name="ro1" table:number-rows-repeated="3">
          <table:table-cell table:style-name="ce1" table:number-columns-repeated="5"/>
          <table:table-cell table:number-columns-repeated="8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9"/>
        </table:table-row>
        <table:table-row table:style-name="ro1" table:number-rows-repeated="6"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9"/>
        </table:table-row>
        <table:table-row table:style-name="ro1" table:number-rows-repeated="2">
          <table:table-cell table:style-name="ce1" table:number-columns-repeated="4"/>
          <table:table-cell table:number-columns-repeated="9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9"/>
        </table:table-row>
        <table:table-row table:style-name="ro1">
          <table:table-cell table:style-name="ce1" table:number-columns-repeated="4"/>
          <table:table-cell table:number-columns-repeated="9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14:06:20.170544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9:44:11.653658235</meta:creation-date>
    <dc:date>2017-09-08T15:23:04.530686862</dc:date>
    <meta:editing-duration>PT1H5M48S</meta:editing-duration>
    <meta:editing-cycles>11</meta:editing-cycles>
    <meta:generator>LibreOffice/5.3.1.2$Linux_X86_64 LibreOffice_project/30m0$Build-2</meta:generator>
    <meta:document-statistic meta:table-count="1" meta:cell-count="130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71cm" svg:height="6.244cm" xlink:href=".." xlink:type="simple" chart:class="chart:line" chart:style-name="ch1">
        <chart:title svg:x="4.03cm" svg:y="0.259cm" chart:style-name="ch2">
          <text:p>Suma (Tiempo)</text:p>
        </chart:title>
        <chart:plot-area chart:style-name="ch3" table:cell-range-address="'Tablas OpenMP'.C2:'Tablas OpenMP'.C6" chart:data-source-has-labels="row" svg:x="0.963cm" svg:y="0.837cm" svg:width="9.622cm" svg:height="5.117cm">
          <chartooo:coordinate-region svg:x="1.77cm" svg:y="1.01cm" svg:width="8.721cm" svg:height="4.35cm"/>
          <chart:axis chart:dimension="x" chart:name="primary-x" chart:style-name="ch4">
            <chart:title svg:x="5.121cm" svg:y="5.736cm" chart:style-name="ch5">
              <text:p>Threads</text:p>
            </chart:title>
          </chart:axis>
          <chart:axis chart:dimension="y" chart:name="primary-y" chart:style-name="ch4">
            <chart:title svg:x="0.23cm" svg:y="4.537cm" chart:style-name="ch6">
              <text:p>Tiempo (mseg)</text:p>
            </chart:title>
            <chart:grid chart:style-name="ch7" chart:class="major"/>
          </chart:axis>
          <chart:series chart:style-name="ch8" chart:values-cell-range-address="'Tablas OpenMP'.C3:'Tablas OpenMP'.C6" chart:label-cell-address="'Tablas OpenMP'.C2:'Tablas OpenMP'.C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</text:p>
                <draw:g>
                  <svg:desc>'Tablas OpenMP'.C2:'Tablas OpenMP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0.189">
                <text:p>330.189</text:p>
                <draw:g>
                  <svg:desc>'Tablas OpenMP'.C3:'Tablas OpenMP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6.808">
                <text:p>206.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4.969">
                <text:p>184.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.097">
                <text:p>178.0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51cm" svg:height="6.243cm" xlink:href=".." xlink:type="simple" chart:class="chart:line" chart:style-name="ch1">
        <chart:title svg:x="3.769cm" svg:y="0.259cm" chart:style-name="ch2">
          <text:p>Producto Mat-Vec</text:p>
        </chart:title>
        <chart:plot-area chart:style-name="ch3" table:cell-range-address="'Tablas OpenMP'.X2:'Tablas OpenMP'.X6" chart:data-source-has-labels="row" svg:x="0.7cm" svg:y="0.961cm" svg:width="9.866cm" svg:height="5.07cm">
          <chartooo:coordinate-region svg:x="1.427cm" svg:y="1.134cm" svg:width="9.045cm" svg:height="4.303cm"/>
          <chart:axis chart:dimension="x" chart:name="primary-x" chart:style-name="ch4">
            <chart:title svg:x="4.98cm" svg:y="5.735cm" chart:style-name="ch5">
              <text:p>Threads</text:p>
            </chart:title>
          </chart:axis>
          <chart:axis chart:dimension="y" chart:name="primary-y" chart:style-name="ch4">
            <chart:title svg:x="0cm" svg:y="4.638cm" chart:style-name="ch6">
              <text:p>Tiempo (mseg)</text:p>
            </chart:title>
            <chart:grid chart:style-name="ch7" chart:class="major"/>
          </chart:axis>
          <chart:series chart:style-name="ch8" chart:values-cell-range-address="'Tablas OpenMP'.X3:'Tablas OpenMP'.X6" chart:label-cell-address="'Tablas OpenMP'.X2:'Tablas OpenMP'.X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</text:p>
                <draw:g>
                  <svg:desc>'Tablas OpenMP'.X2:'Tablas OpenMP'.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33">
                <text:p>4.133</text:p>
                <draw:g>
                  <svg:desc>'Tablas OpenMP'.X3:'Tablas OpenMP'.X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54">
                <text:p>2.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87">
                <text:p>1.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9">
                <text:p>1.3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6.734cm" xlink:href=".." xlink:type="simple" chart:class="chart:line" chart:style-name="ch1">
        <chart:title svg:x="4.039cm" svg:y="0.269cm" chart:style-name="ch2">
          <text:p>Producto Mat-Vec</text:p>
        </chart:title>
        <chart:legend chart:legend-position="top" svg:x="3.306cm" svg:y="1.207cm" style:legend-expansion="wide" chart:style-name="ch3"/>
        <chart:plot-area chart:style-name="ch4" table:cell-range-address="'Tablas OpenMP'.Y2:'Tablas OpenMP'.Y6 'Tablas OpenMP'.AA2:'Tablas OpenMP'.AA6" chart:data-source-has-labels="row" svg:x="0.791cm" svg:y="0.99cm" svg:width="10.434cm" svg:height="5.485cm">
          <chartooo:coordinate-region svg:x="1.518cm" svg:y="1.163cm" svg:width="9.613cm" svg:height="4.718cm"/>
          <chart:axis chart:dimension="x" chart:name="primary-x" chart:style-name="ch5">
            <chart:title svg:x="5.355cm" svg:y="6.226cm" chart:style-name="ch6">
              <text:p>Threads</text:p>
            </chart:title>
          </chart:axis>
          <chart:axis chart:dimension="y" chart:name="primary-y" chart:style-name="ch5">
            <chart:title svg:x="0.048cm" svg:y="4.53cm" chart:style-name="ch7">
              <text:p>Speed-Up</text:p>
            </chart:title>
            <chart:grid chart:style-name="ch8" chart:class="major"/>
          </chart:axis>
          <chart:series chart:style-name="ch9" chart:values-cell-range-address="'Tablas OpenMP'.Y3:'Tablas OpenMP'.Y6" chart:label-cell-address="'Tablas OpenMP'.Y2:'Tablas OpenMP'.Y2" chart:class="chart:line">
            <chart:data-point chart:repeated="4"/>
          </chart:series>
          <chart:series chart:style-name="ch10" chart:values-cell-range-address="'Tablas OpenMP'.AA3:'Tablas OpenMP'.AA6" chart:label-cell-address="'Tablas OpenMP'.AA2:'Tablas OpenMP'.AA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'Tablas OpenMP'.Y2:'Tablas OpenMP'.Y2</svg:desc>
                </draw:g>
              </table:table-cell>
              <table:table-cell office:value-type="string">
                <text:p>S-U esp.</text:p>
                <draw:g>
                  <svg:desc>'Tablas OpenMP'.AA2:'Tablas OpenMP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ablas OpenMP'.Y3:'Tablas OpenMP'.Y6</svg:desc>
                </draw:g>
              </table:table-cell>
              <table:table-cell office:value-type="float" office:value="1">
                <text:p>1</text:p>
                <draw:g>
                  <svg:desc>'Tablas OpenMP'.AA3:'Tablas OpenMP'.A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1875580315692">
                <text:p>1.91875580315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1281477336318">
                <text:p>2.312814773363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6375092661231">
                <text:p>3.0637509266123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08cm" svg:height="6.303cm" xlink:href=".." xlink:type="simple" chart:class="chart:line" chart:style-name="ch1">
        <chart:title svg:x="3.798cm" svg:y="0.261cm" chart:style-name="ch2">
          <text:p>Producto Mat-Vec</text:p>
        </chart:title>
        <chart:plot-area chart:style-name="ch3" table:cell-range-address="'Tablas OpenMP'.Z2:'Tablas OpenMP'.Z6" chart:data-source-has-labels="row" svg:x="0.689cm" svg:y="0.998cm" svg:width="9.585cm" svg:height="5.109cm">
          <chartooo:coordinate-region svg:x="1.416cm" svg:y="1.172cm" svg:width="8.764cm" svg:height="4.341cm"/>
          <chart:axis chart:dimension="x" chart:name="primary-x" chart:style-name="ch4">
            <chart:title svg:x="4.828cm" svg:y="5.795cm" chart:style-name="ch5">
              <text:p>Threads</text:p>
            </chart:title>
          </chart:axis>
          <chart:axis chart:dimension="y" chart:name="primary-y" chart:style-name="ch4">
            <chart:title svg:x="0cm" svg:y="4.496cm" chart:style-name="ch6">
              <text:p>Eficiencia %</text:p>
            </chart:title>
            <chart:grid chart:style-name="ch7" chart:class="major"/>
          </chart:axis>
          <chart:series chart:style-name="ch8" chart:values-cell-range-address="'Tablas OpenMP'.Z3:'Tablas OpenMP'.Z6" chart:label-cell-address="'Tablas OpenMP'.Z2:'Tablas OpenMP'.Z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encia</text:p>
                <draw:g>
                  <svg:desc>'Tablas OpenMP'.Z2:'Tablas OpenMP'.Z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ablas OpenMP'.Z3:'Tablas OpenMP'.Z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9377901578459">
                <text:p>0.959377901578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0938257787726">
                <text:p>0.770938257787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5937731653076">
                <text:p>0.76593773165307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69cm" svg:height="6.244cm" xlink:href=".." xlink:type="simple" chart:class="chart:line" chart:style-name="ch1">
        <chart:title svg:x="3.752cm" svg:y="0.259cm" chart:style-name="ch2">
          <text:p>Producto matricial</text:p>
        </chart:title>
        <chart:plot-area chart:style-name="ch3" table:cell-range-address="'Tablas OpenMP'.AE2:'Tablas OpenMP'.AE6" chart:data-source-has-labels="row" svg:x="0.801cm" svg:y="0.902cm" svg:width="9.992cm" svg:height="5.266cm">
          <chartooo:coordinate-region svg:x="1.793cm" svg:y="1.075cm" svg:width="8.906cm" svg:height="4.499cm"/>
          <chart:axis chart:dimension="x" chart:name="primary-x" chart:style-name="ch4">
            <chart:title svg:x="5.144cm" svg:y="5.736cm" chart:style-name="ch5">
              <text:p>Threads</text:p>
            </chart:title>
          </chart:axis>
          <chart:axis chart:dimension="y" chart:name="primary-y" chart:style-name="ch4">
            <chart:title svg:x="0.068cm" svg:y="4.677cm" chart:style-name="ch6">
              <text:p>Tiempo (mseg)</text:p>
            </chart:title>
            <chart:grid chart:style-name="ch7" chart:class="major"/>
          </chart:axis>
          <chart:series chart:style-name="ch8" chart:values-cell-range-address="'Tablas OpenMP'.AE3:'Tablas OpenMP'.AE6" chart:label-cell-address="'Tablas OpenMP'.AE2:'Tablas OpenMP'.AE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</text:p>
                <draw:g>
                  <svg:desc>'Tablas OpenMP'.AE2:'Tablas OpenMP'.A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21.256">
                <text:p>4721.256</text:p>
                <draw:g>
                  <svg:desc>'Tablas OpenMP'.AE3:'Tablas OpenMP'.A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18.018">
                <text:p>2418.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5.771">
                <text:p>2045.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39.507">
                <text:p>1739.50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11cm" svg:height="6.755cm" xlink:href=".." xlink:type="simple" chart:class="chart:line" chart:style-name="ch1">
        <chart:title svg:x="3.823cm" svg:y="0.27cm" chart:style-name="ch2">
          <text:p>Producto matricial</text:p>
        </chart:title>
        <chart:legend chart:legend-position="top" svg:x="3.116cm" svg:y="1.208cm" style:legend-expansion="wide" chart:style-name="ch3"/>
        <chart:plot-area chart:style-name="ch4" table:cell-range-address="'Tablas OpenMP'.AF2:'Tablas OpenMP'.AF6 'Tablas OpenMP'.AH2:'Tablas OpenMP'.AH6" chart:data-source-has-labels="row" svg:x="0.913cm" svg:y="1.029cm" svg:width="9.549cm" svg:height="5.595cm">
          <chartooo:coordinate-region svg:x="1.64cm" svg:y="1.202cm" svg:width="8.728cm" svg:height="4.828cm"/>
          <chart:axis chart:dimension="x" chart:name="primary-x" chart:style-name="ch5">
            <chart:title svg:x="5.034cm" svg:y="6.247cm" chart:style-name="ch6">
              <text:p>Threads</text:p>
            </chart:title>
          </chart:axis>
          <chart:axis chart:dimension="y" chart:name="primary-y" chart:style-name="ch5">
            <chart:title svg:x="0.177cm" svg:y="4.624cm" chart:style-name="ch7">
              <text:p>Speed-Up</text:p>
            </chart:title>
            <chart:grid chart:style-name="ch8" chart:class="major"/>
          </chart:axis>
          <chart:series chart:style-name="ch9" chart:values-cell-range-address="'Tablas OpenMP'.AF3:'Tablas OpenMP'.AF6" chart:label-cell-address="'Tablas OpenMP'.AF2:'Tablas OpenMP'.AF2" chart:class="chart:line">
            <chart:data-point chart:repeated="4"/>
          </chart:series>
          <chart:series chart:style-name="ch10" chart:values-cell-range-address="'Tablas OpenMP'.AH3:'Tablas OpenMP'.AH6" chart:label-cell-address="'Tablas OpenMP'.AH2:'Tablas OpenMP'.AH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'Tablas OpenMP'.AF2:'Tablas OpenMP'.AF2</svg:desc>
                </draw:g>
              </table:table-cell>
              <table:table-cell office:value-type="string">
                <text:p>S-U esp.</text:p>
                <draw:g>
                  <svg:desc>'Tablas OpenMP'.AH2:'Tablas OpenMP'.A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ablas OpenMP'.AF3:'Tablas OpenMP'.AF6</svg:desc>
                </draw:g>
              </table:table-cell>
              <table:table-cell office:value-type="float" office:value="1">
                <text:p>1</text:p>
                <draw:g>
                  <svg:desc>'Tablas OpenMP'.AH3:'Tablas OpenMP'.A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5253137073421">
                <text:p>1.95253137073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0781255575526">
                <text:p>2.307812555755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1413452202262">
                <text:p>2.7141345220226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91cm" svg:height="6.25cm" xlink:href=".." xlink:type="simple" chart:class="chart:line" chart:style-name="ch1">
        <chart:title svg:x="3.763cm" svg:y="0.26cm" chart:style-name="ch2">
          <text:p>Producto matricial</text:p>
        </chart:title>
        <chart:plot-area chart:style-name="ch3" table:cell-range-address="'Tablas OpenMP'.AG2:'Tablas OpenMP'.AG6" chart:data-source-has-labels="row" svg:x="0.675cm" svg:y="0.902cm" svg:width="9.973cm" svg:height="5.213cm">
          <chartooo:coordinate-region svg:x="1.402cm" svg:y="1.076cm" svg:width="9.152cm" svg:height="4.445cm"/>
          <chart:axis chart:dimension="x" chart:name="primary-x" chart:style-name="ch4">
            <chart:title svg:x="5.008cm" svg:y="5.742cm" chart:style-name="ch5">
              <text:p>Threads</text:p>
            </chart:title>
          </chart:axis>
          <chart:axis chart:dimension="y" chart:name="primary-y" chart:style-name="ch4">
            <chart:title svg:x="0cm" svg:y="4.452cm" chart:style-name="ch6">
              <text:p>Eficiencia %</text:p>
            </chart:title>
            <chart:grid chart:style-name="ch7" chart:class="major"/>
          </chart:axis>
          <chart:series chart:style-name="ch8" chart:values-cell-range-address="'Tablas OpenMP'.AG3:'Tablas OpenMP'.AG6" chart:label-cell-address="'Tablas OpenMP'.AG2:'Tablas OpenMP'.AG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encia</text:p>
                <draw:g>
                  <svg:desc>'Tablas OpenMP'.AG2:'Tablas OpenMP'.A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ablas OpenMP'.AG3:'Tablas OpenMP'.A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6265685367106">
                <text:p>0.976265685367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9270851918421">
                <text:p>0.769270851918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8533630505655">
                <text:p>0.67853363050565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7cm" svg:height="6.637cm" xlink:href=".." xlink:type="simple" chart:class="chart:line" chart:style-name="ch1">
        <chart:title svg:x="4.983cm" svg:y="0.267cm" chart:style-name="ch2">
          <text:p>Suma</text:p>
        </chart:title>
        <chart:legend svg:x="0.96cm" svg:y="0.887cm" style:legend-expansion="custom" chartooo:width="9.144cm" chartooo:height="1.224cm" style:legend-expansion-aspect-ratio="7.47058823529412" chart:style-name="ch3"/>
        <chart:plot-area chart:style-name="ch4" table:cell-range-address="'Tablas OpenMP'.D2:'Tablas OpenMP'.D6 'Tablas OpenMP'.F2:'Tablas OpenMP'.F6" chart:data-source-has-labels="row" svg:x="0.769cm" svg:y="0.847cm" svg:width="9.824cm" svg:height="5.385cm">
          <chartooo:coordinate-region svg:x="1.496cm" svg:y="1.02cm" svg:width="9.003cm" svg:height="4.618cm"/>
          <chart:axis chart:dimension="x" chart:name="primary-x" chart:style-name="ch5">
            <chart:title svg:x="5.028cm" svg:y="6.129cm" chart:style-name="ch6">
              <text:p>Threads</text:p>
            </chart:title>
          </chart:axis>
          <chart:axis chart:dimension="y" chart:name="primary-y" chart:style-name="ch5">
            <chart:title svg:x="0.036cm" svg:y="4.337cm" chart:style-name="ch7">
              <text:p>Speed-Up</text:p>
            </chart:title>
            <chart:grid chart:style-name="ch8" chart:class="major"/>
          </chart:axis>
          <chart:series chart:style-name="ch9" chart:values-cell-range-address="'Tablas OpenMP'.D3:'Tablas OpenMP'.D6" chart:label-cell-address="'Tablas OpenMP'.D2:'Tablas OpenMP'.D2" chart:class="chart:line">
            <chart:data-point chart:repeated="4"/>
          </chart:series>
          <chart:series chart:style-name="ch10" chart:values-cell-range-address="'Tablas OpenMP'.F3:'Tablas OpenMP'.F6" chart:label-cell-address="'Tablas OpenMP'.F2:'Tablas OpenMP'.F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'Tablas OpenMP'.D2:'Tablas OpenMP'.D2</svg:desc>
                </draw:g>
              </table:table-cell>
              <table:table-cell office:value-type="string">
                <text:p>S-U esp.</text:p>
                <draw:g>
                  <svg:desc>'Tablas OpenMP'.F2:'Tablas OpenMP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ablas OpenMP'.D3:'Tablas OpenMP'.D6</svg:desc>
                </draw:g>
              </table:table-cell>
              <table:table-cell office:value-type="float" office:value="1">
                <text:p>1</text:p>
                <draw:g>
                  <svg:desc>'Tablas OpenMP'.F3:'Tablas OpenMP'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96596843449">
                <text:p>1.596596843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8510453102952">
                <text:p>1.785104531029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5398406486353">
                <text:p>1.8539840648635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7cm" svg:height="6.223cm" xlink:href=".." xlink:type="simple" chart:class="chart:line" chart:style-name="ch1">
        <chart:title svg:x="4.983cm" svg:y="0.259cm" chart:style-name="ch2">
          <text:p>Suma</text:p>
        </chart:title>
        <chart:plot-area chart:style-name="ch3" table:cell-range-address="'Tablas OpenMP'.E2:'Tablas OpenMP'.E6" chart:data-source-has-labels="row" svg:x="0.643cm" svg:y="0.725cm" svg:width="10.252cm" svg:height="5.312cm">
          <chartooo:coordinate-region svg:x="1.37cm" svg:y="0.899cm" svg:width="9.431cm" svg:height="4.544cm"/>
          <chart:axis chart:dimension="x" chart:name="primary-x" chart:style-name="ch4">
            <chart:title svg:x="5.116cm" svg:y="5.715cm" chart:style-name="ch5">
              <text:p>Threads</text:p>
            </chart:title>
          </chart:axis>
          <chart:axis chart:dimension="y" chart:name="primary-y" chart:style-name="ch4">
            <chart:title svg:x="0cm" svg:y="4.325cm" chart:style-name="ch6">
              <text:p>Eficiencia %</text:p>
            </chart:title>
            <chart:grid chart:style-name="ch7" chart:class="major"/>
          </chart:axis>
          <chart:series chart:style-name="ch8" chart:values-cell-range-address="'Tablas OpenMP'.E3:'Tablas OpenMP'.E6" chart:label-cell-address="'Tablas OpenMP'.E2:'Tablas OpenMP'.E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encia</text:p>
                <draw:g>
                  <svg:desc>'Tablas OpenMP'.E2:'Tablas OpenMP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ablas OpenMP'.E3:'Tablas OpenMP'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8298421724498">
                <text:p>0.798298421724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5034843676508">
                <text:p>0.595034843676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3496016215882">
                <text:p>0.4634960162158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9cm" svg:height="6.265cm" xlink:href=".." xlink:type="simple" chart:class="chart:line" chart:style-name="ch1">
        <chart:title svg:x="4.212cm" svg:y="0.26cm" chart:style-name="ch2">
          <text:p>Multiplicacion</text:p>
        </chart:title>
        <chart:plot-area chart:style-name="ch3" table:cell-range-address="'Tablas OpenMP'.J1:'Tablas OpenMP'.J6" chart:data-source-has-labels="row" svg:x="0.86cm" svg:y="0.928cm" svg:width="9.787cm" svg:height="4.996cm">
          <chartooo:coordinate-region svg:x="1.667cm" svg:y="1.101cm" svg:width="8.886cm" svg:height="4.229cm"/>
          <chart:axis chart:dimension="x" chart:name="primary-x" chart:style-name="ch4">
            <chart:title svg:x="5.1cm" svg:y="5.757cm" chart:style-name="ch5">
              <text:p>Threads</text:p>
            </chart:title>
          </chart:axis>
          <chart:axis chart:dimension="y" chart:name="primary-y" chart:style-name="ch4">
            <chart:title svg:x="0.127cm" svg:y="4.568cm" chart:style-name="ch6">
              <text:p>Tiempo (mseg)</text:p>
            </chart:title>
            <chart:grid chart:style-name="ch7" chart:class="major"/>
          </chart:axis>
          <chart:series chart:style-name="ch8" chart:values-cell-range-address="'Tablas OpenMP'.J3:'Tablas OpenMP'.J6" chart:label-cell-address="'Tablas OpenMP'.J1:'Tablas OpenMP'.J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</text:p>
                <text:list>
                  <text:list-item>
                    <text:p/>
                  </text:list-item>
                  <text:list-item>
                    <text:p>Tiempo</text:p>
                  </text:list-item>
                </text:list>
                <draw:g>
                  <svg:desc>'Tablas OpenMP'.J1:'Tablas OpenMP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5.761">
                <text:p>285.761</text:p>
                <draw:g>
                  <svg:desc>'Tablas OpenMP'.J3:'Tablas OpenMP'.J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6.412">
                <text:p>186.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.177">
                <text:p>182.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7.45">
                <text:p>177.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7cm" svg:height="6.742cm" xlink:href=".." xlink:type="simple" chart:class="chart:line" chart:style-name="ch1">
        <chart:title svg:x="4.202cm" svg:y="0.269cm" chart:style-name="ch2">
          <text:p>Multiplicacion</text:p>
        </chart:title>
        <chart:legend svg:x="1.727cm" svg:y="1.099cm" style:legend-expansion="custom" chartooo:width="7.347cm" chartooo:height="1.072cm" style:legend-expansion-aspect-ratio="6.8535447761194" chart:style-name="ch3"/>
        <chart:plot-area chart:style-name="ch4" table:cell-range-address="'Tablas OpenMP'.K2:'Tablas OpenMP'.K6 'Tablas OpenMP'.M2:'Tablas OpenMP'.M6" chart:data-source-has-labels="row" svg:x="0.908cm" svg:y="0.926cm" svg:width="9.146cm" svg:height="5.759cm">
          <chartooo:coordinate-region svg:x="1.635cm" svg:y="1.099cm" svg:width="8.325cm" svg:height="4.992cm"/>
          <chart:axis chart:dimension="x" chart:name="primary-x" chart:style-name="ch5">
            <chart:title svg:x="4.828cm" svg:y="6.234cm" chart:style-name="ch6">
              <text:p>Threads</text:p>
            </chart:title>
          </chart:axis>
          <chart:axis chart:dimension="y" chart:name="primary-y" chart:style-name="ch5">
            <chart:title svg:x="0.175cm" svg:y="4.603cm" chart:style-name="ch7">
              <text:p>Speed-Up</text:p>
            </chart:title>
            <chart:grid chart:style-name="ch8" chart:class="major"/>
          </chart:axis>
          <chart:series chart:style-name="ch9" chart:values-cell-range-address="'Tablas OpenMP'.K3:'Tablas OpenMP'.K6" chart:label-cell-address="'Tablas OpenMP'.K2:'Tablas OpenMP'.K2" chart:class="chart:line">
            <chart:data-point chart:repeated="4"/>
          </chart:series>
          <chart:series chart:style-name="ch10" chart:values-cell-range-address="'Tablas OpenMP'.M3:'Tablas OpenMP'.M6" chart:label-cell-address="'Tablas OpenMP'.M2:'Tablas OpenMP'.M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'Tablas OpenMP'.K2:'Tablas OpenMP'.K2</svg:desc>
                </draw:g>
              </table:table-cell>
              <table:table-cell office:value-type="string">
                <text:p>S-U esp.</text:p>
                <draw:g>
                  <svg:desc>'Tablas OpenMP'.M2:'Tablas OpenMP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ablas OpenMP'.K3:'Tablas OpenMP'.K6</svg:desc>
                </draw:g>
              </table:table-cell>
              <table:table-cell office:value-type="float" office:value="1">
                <text:p>1</text:p>
                <draw:g>
                  <svg:desc>'Tablas OpenMP'.M3:'Tablas OpenMP'.M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3295388708881">
                <text:p>1.532953887088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6858988785632">
                <text:p>1.568589887856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1037475345168">
                <text:p>1.6103747534516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53cm" svg:height="6.265cm" xlink:href=".." xlink:type="simple" chart:class="chart:line" chart:style-name="ch1">
        <chart:title svg:x="4.193cm" svg:y="0.26cm" chart:style-name="ch2">
          <text:p>Multiplicacion</text:p>
        </chart:title>
        <chart:plot-area chart:style-name="ch3" table:cell-range-address="'Tablas OpenMP'.L2:'Tablas OpenMP'.L6" chart:data-source-has-labels="row" svg:x="0.731cm" svg:y="0.933cm" svg:width="9.799cm" svg:height="5.172cm">
          <chartooo:coordinate-region svg:x="1.458cm" svg:y="1.107cm" svg:width="8.978cm" svg:height="4.404cm"/>
          <chart:axis chart:dimension="x" chart:name="primary-x" chart:style-name="ch4">
            <chart:title svg:x="4.977cm" svg:y="5.757cm" chart:style-name="ch5">
              <text:p>Threads</text:p>
            </chart:title>
          </chart:axis>
          <chart:axis chart:dimension="y" chart:name="primary-y" chart:style-name="ch4">
            <chart:title svg:x="0cm" svg:y="4.463cm" chart:style-name="ch6">
              <text:p>Eficiencia %</text:p>
            </chart:title>
            <chart:grid chart:style-name="ch7" chart:class="major"/>
          </chart:axis>
          <chart:series chart:style-name="ch8" chart:values-cell-range-address="'Tablas OpenMP'.L3:'Tablas OpenMP'.L6" chart:label-cell-address="'Tablas OpenMP'.L2:'Tablas OpenMP'.L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encia</text:p>
                <draw:g>
                  <svg:desc>'Tablas OpenMP'.L2:'Tablas OpenMP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ablas OpenMP'.L3:'Tablas OpenMP'.L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6476943544407">
                <text:p>0.766476943544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2863295952105">
                <text:p>0.522863295952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2593688362919">
                <text:p>0.4025936883629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91cm" svg:height="6.24cm" xlink:href=".." xlink:type="simple" chart:class="chart:line" chart:style-name="ch1">
        <chart:title svg:x="4.067cm" svg:y="0.259cm" chart:style-name="ch2">
          <text:p>Producto punto</text:p>
        </chart:title>
        <chart:plot-area chart:style-name="ch3" table:cell-range-address="'Tablas OpenMP'.Q2:'Tablas OpenMP'.Q6" chart:data-source-has-labels="row" svg:x="1.004cm" svg:y="0.971cm" svg:width="9.352cm" svg:height="5.034cm">
          <chartooo:coordinate-region svg:x="1.811cm" svg:y="1.144cm" svg:width="8.451cm" svg:height="4.267cm"/>
          <chart:axis chart:dimension="x" chart:name="primary-x" chart:style-name="ch4">
            <chart:title svg:x="5.027cm" svg:y="5.732cm" chart:style-name="ch5">
              <text:p>Threads</text:p>
            </chart:title>
          </chart:axis>
          <chart:axis chart:dimension="y" chart:name="primary-y" chart:style-name="ch4">
            <chart:title svg:x="0.271cm" svg:y="4.63cm" chart:style-name="ch6">
              <text:p>Tiempo (mseg)</text:p>
            </chart:title>
            <chart:grid chart:style-name="ch7" chart:class="major"/>
          </chart:axis>
          <chart:series chart:style-name="ch8" chart:values-cell-range-address="'Tablas OpenMP'.Q3:'Tablas OpenMP'.Q6" chart:label-cell-address="'Tablas OpenMP'.Q2:'Tablas OpenMP'.Q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</text:p>
                <draw:g>
                  <svg:desc>'Tablas OpenMP'.Q2:'Tablas OpenMP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.064">
                <text:p>300.064</text:p>
                <draw:g>
                  <svg:desc>'Tablas OpenMP'.Q3:'Tablas OpenMP'.Q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.519">
                <text:p>154.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.897">
                <text:p>133.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2.326">
                <text:p>122.3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31cm" svg:height="6.718cm" xlink:href=".." xlink:type="simple" chart:class="chart:line" chart:style-name="ch1">
        <chart:title svg:x="4.037cm" svg:y="0.269cm" chart:style-name="ch2">
          <text:p>Producto punto</text:p>
        </chart:title>
        <chart:legend svg:x="1.752cm" svg:y="0.757cm" style:legend-expansion="custom" chartooo:width="7.733cm" chartooo:height="1.405cm" style:legend-expansion-aspect-ratio="5.50391459074733" chart:style-name="ch3"/>
        <chart:plot-area chart:style-name="ch4" table:cell-range-address="'Tablas OpenMP'.R2:'Tablas OpenMP'.R6 'Tablas OpenMP'.T2:'Tablas OpenMP'.T6" chart:data-source-has-labels="row" svg:x="0.924cm" svg:y="0.848cm" svg:width="9.44cm" svg:height="5.68cm">
          <chartooo:coordinate-region svg:x="1.651cm" svg:y="1.021cm" svg:width="8.619cm" svg:height="4.913cm"/>
          <chart:axis chart:dimension="x" chart:name="primary-x" chart:style-name="ch5">
            <chart:title svg:x="4.991cm" svg:y="6.21cm" chart:style-name="ch6">
              <text:p>Threads</text:p>
            </chart:title>
          </chart:axis>
          <chart:axis chart:dimension="y" chart:name="primary-y" chart:style-name="ch5">
            <chart:title svg:x="0.192cm" svg:y="4.486cm" chart:style-name="ch7">
              <text:p>Speed-Up</text:p>
            </chart:title>
            <chart:grid chart:style-name="ch8" chart:class="major"/>
          </chart:axis>
          <chart:series chart:style-name="ch9" chart:values-cell-range-address="'Tablas OpenMP'.R3:'Tablas OpenMP'.R6" chart:label-cell-address="'Tablas OpenMP'.R2:'Tablas OpenMP'.R2" chart:class="chart:line">
            <chart:data-point chart:repeated="4"/>
          </chart:series>
          <chart:series chart:style-name="ch10" chart:values-cell-range-address="'Tablas OpenMP'.T3:'Tablas OpenMP'.T6" chart:label-cell-address="'Tablas OpenMP'.T2:'Tablas OpenMP'.T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'Tablas OpenMP'.R2:'Tablas OpenMP'.R2</svg:desc>
                </draw:g>
              </table:table-cell>
              <table:table-cell office:value-type="string">
                <text:p>S-U esp.</text:p>
                <draw:g>
                  <svg:desc>'Tablas OpenMP'.T2:'Tablas OpenMP'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ablas OpenMP'.R3:'Tablas OpenMP'.R6</svg:desc>
                </draw:g>
              </table:table-cell>
              <table:table-cell office:value-type="float" office:value="1">
                <text:p>1</text:p>
                <draw:g>
                  <svg:desc>'Tablas OpenMP'.T3:'Tablas OpenMP'.T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4192299976055">
                <text:p>1.941922999760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4100614651561">
                <text:p>2.241006146515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5298628255645">
                <text:p>2.4529862825564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68cm" svg:height="6.275cm" xlink:href=".." xlink:type="simple" chart:class="chart:line" chart:style-name="ch1">
        <chart:title svg:x="4.056cm" svg:y="0.26cm" chart:style-name="ch2">
          <text:p>Producto punto</text:p>
        </chart:title>
        <chart:plot-area chart:style-name="ch3" table:cell-range-address="'Tablas OpenMP'.S2:'Tablas OpenMP'.S6" chart:data-source-has-labels="row" svg:x="0.608cm" svg:y="0.921cm" svg:width="10.073cm" svg:height="5.146cm">
          <chartooo:coordinate-region svg:x="1.335cm" svg:y="1.095cm" svg:width="9.252cm" svg:height="4.378cm"/>
          <chart:axis chart:dimension="x" chart:name="primary-x" chart:style-name="ch4">
            <chart:title svg:x="4.991cm" svg:y="5.767cm" chart:style-name="ch5">
              <text:p>Threads</text:p>
            </chart:title>
          </chart:axis>
          <chart:axis chart:dimension="y" chart:name="primary-y" chart:style-name="ch4">
            <chart:title svg:x="0cm" svg:y="4.438cm" chart:style-name="ch6">
              <text:p>Eficiencia %</text:p>
            </chart:title>
            <chart:grid chart:style-name="ch7" chart:class="major"/>
          </chart:axis>
          <chart:series chart:style-name="ch8" chart:values-cell-range-address="'Tablas OpenMP'.S3:'Tablas OpenMP'.S6" chart:label-cell-address="'Tablas OpenMP'.S2:'Tablas OpenMP'.S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encia</text:p>
                <draw:g>
                  <svg:desc>'Tablas OpenMP'.S2:'Tablas OpenMP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ablas OpenMP'.S3:'Tablas OpenMP'.S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0961499880274">
                <text:p>0.97096149988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7002048838535">
                <text:p>0.747002048838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3246570639112">
                <text:p>0.6132465706391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